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2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Elvira N. Sol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8, 1892</text:p>
      <text:p text:style-name="P5">Month<text:tab/><text:tab/><text:tab/><text:tab/><text:tab/><text:tab/>Nov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1704 Master St./</text:p>
      <text:p text:style-name="P3">November 8, 1892/</text:p>
      <text:p text:style-name="P2">Dear Dr Morais--/</text:p>
      <text:p text:style-name="P2"><text:tab/>As chairman of the/ Instruction Committee of the/ Mickve Israel Association,/ I have been requested to/ inform you, that it/ is the unanimous wish/ of the Executive Board,/ and of its committee,/ that you consent to/ conduct a class in/ "Jewish Liturgy--Its/ Rise and History"./ <text:s/>The 2nd and 4th Thursday/</text:p>
      <text:p text:style-name="P2"/>
      <text:p text:style-name="P2">[Page 2]</text:p>
      <text:p text:style-name="P2">of each month, have been/ selected by the committee/ as desirable dates; but/ if these be not con-/venient to you a/ change will be made./ <text:s/>It was thought by the/ committee, and con-/firmed by the Board,/ that an insight into/ the composition of/ the liturgy--a/ knowledge of the/ lives of the persons/</text:p>
      <text:p text:style-name="P2"/>
      <text:p text:style-name="P2"><text:soft-page-break/>[Page 3]</text:p>
      <text:p text:style-name="P2">who were inspired/ to write on some sub-/jects. <text:s/>A consideration/ of the circumstances/ under which many of/ the farms were written--an ap-/reciation of the/ emotions which/ called forth many/ of the utterances,/ and the reason of/ there being placed/ in the liturgy would/ do much to check/</text:p>
      <text:p text:style-name="P2"/>
      <text:p text:style-name="P2">[Page 4]</text:p>
      <text:p text:style-name="P2">the tendency of the time/ (which is the result/ of ignorance) to do/ away with the sacred/ forms of worship./ <text:s/>Hoping for an early/ &amp; favorable reponse[sic!]/ believe me,/ Sincerely yours,/ Elvira N. Sol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1:38:58.52</meta:creation-date>
    <meta:document-statistic meta:table-count="0" meta:image-count="0" meta:object-count="0" meta:page-count="3" meta:paragraph-count="71" meta:word-count="369" meta:character-count="2457"/>
    <dc:date>2011-12-07T12:19:51.31</dc:date>
    <dc:creator>Penn Libraries</dc:creator>
    <meta:editing-duration>PT00H25M42S</meta:editing-duration>
    <meta:editing-cycles>1</meta:editing-cycles>
    <meta:generator>OpenOffice.org/3.2$Win32 OpenOffice.org_project/320m12$Build-9483</meta:generator>
  </office:meta>
</office:document-meta>
</file>